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fo:min-height="3.256cm"/>
    </style:style>
    <style:style style:name="pr3" style:family="presentation" style:parent-style-name="ROSMaster1-outline1">
      <style:graphic-properties draw:fill-color="#ffffff"/>
    </style:style>
    <style:style style:name="pr4" style:family="presentation" style:parent-style-name="ROSMaster1-notes">
      <style:graphic-properties draw:fill-color="#ffffff" fo:min-height="12.322cm"/>
    </style:style>
    <style:style style:name="pr5" style:family="presentation" style:parent-style-name="ROSMaster1-title">
      <style:graphic-properties draw:fill-color="#ffffff" draw:auto-grow-height="true" fo:min-height="3.507cm"/>
    </style:style>
    <style:style style:name="pr6" style:family="presentation" style:parent-style-name="ROSMaster1-outline1" style:list-style-name="L7">
      <style:graphic-properties draw:fill-color="#ffffff"/>
    </style:style>
    <style:style style:name="pr7" style:family="presentation" style:parent-style-name="ROSMaster1-notes">
      <style:graphic-properties draw:fill-color="#ffffff" draw:auto-grow-height="true" fo:min-height="12.573cm"/>
    </style:style>
    <style:style style:name="pr8" style:family="presentation" style:parent-style-name="ROSMaster1-outline1" style:list-style-name="L7">
      <style:graphic-properties draw:fill-color="#ffffff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2.4cm" fo:margin-right="0cm" fo:text-indent="-0.9cm"/>
    </style:style>
    <style:style style:name="P8" style:family="paragraph">
      <style:paragraph-properties fo:margin-left="0cm" fo:margin-right="0cm" fo:text-align="center" fo:text-indent="0cm"/>
      <style:text-properties fo:font-size="14pt"/>
    </style:style>
    <style:style style:name="P9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1.2cm" fo:margin-right="0cm" text:enable-numbering="true" fo:text-indent="-0.9cm"/>
    </style:style>
    <style:style style:name="P11" style:family="paragraph"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color="#314162" fo:font-family="'Interstate Mono'" style:font-pitch="variable" fo:font-size="48pt" fo:language="en" fo:country="US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314162" style:text-outline="false" style:text-line-through-style="none" style:text-position="0% 100%" fo:font-family="'Interstate Mono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0pt" style:language-asian="zxx" style:country-asian="none" style:font-style-asian="normal" style:font-weight-asian="normal" style:font-family-complex="'DejaVu Sans'" style:font-family-generic-complex="system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fo:color="#314162" style:text-outline="false" style:text-line-through-style="none" style:text-position="0% 100%" fo:font-family="'Interstate Mono'" style:font-style-name="Regular" style:font-pitch="variable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8pt" style:language-asian="zxx" style:country-asian="none" style:font-style-asian="normal" style:font-weight-asian="normal" style:font-family-complex="'DejaVu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314162" style:text-outline="false" style:text-line-through-style="none" style:text-position="0% 100%" fo:font-family="'Interstate Mono'" style:font-style-name="Regular" style:font-pitch="variable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8pt" style:language-asian="zxx" style:country-asian="none" style:font-style-asian="normal" style:font-weight-asian="normal" style:font-family-complex="'DejaVu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StarSymbol" style:font-charset="x-symbol" fo:color="#314162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4.2cm" text:min-label-width="0.6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•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2 Maintenance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256cm" svg:x="1.4cm" svg:y="0.962cm" presentation:class="title">
          <draw:text-box>
            <text:p text:style-name="P4">Accessory and Tool Kit</text:p>
          </draw:text-box>
        </draw:frame>
        <draw:frame presentation:style-name="pr3" draw:text-style-name="P5" draw:layer="layout" svg:width="25.199cm" svg:height="13.86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224cm" draw:page-number="2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256cm" svg:x="2.54cm" svg:y="0.635cm" presentation:class="title" presentation:user-transformed="true">
          <draw:text-box>
            <text:p text:style-name="P4">Accessory Kit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2">
              <text:list-item>
                <text:p text:style-name="P5">Contents:</text:p>
              </text:list-item>
            </text:list>
            <text:list text:style-name="L2" text:continue-numbering="true">
              <text:list-item>
                <text:p text:style-name="P5"><text:s/>- </text:p>
              </text:list-item>
            </text:list>
            <text:list text:style-name="L2" text:continue-numbering="true">
              <text:list-item>
                <text:p text:style-name="P5"><text:s/>- </text:p>
              </text:list-item>
            </text:list>
            <text:list text:style-name="L2" text:continue-numbering="true">
              <text:list-item>
                <text:p text:style-name="P5"/>
              </text:list-item>
            </text:list>
            <text:list text:style-name="L2" text:continue-numbering="true">
              <text:list-item>
                <text:p text:style-name="P5"/>
              </text:list-item>
            </text:list>
            <text:list text:style-name="L2" text:continue-numbering="true">
              <text:list-item>
                <text:p text:style-name="P5"/>
              </text:list-item>
            </text:list>
            <text:list text:style-name="L2" text:continue-numbering="true">
              <text:list-item>
                <text:p text:style-name="P5"><text:span text:style-name="T3"/></text:p>
              </text:list-item>
            </text:list>
            <text:list text:style-name="L2" text:continue-numbering="true">
              <text:list-item>
                <text:p text:style-name="P5"><text:span text:style-name="T3">- See support.willowgarage.com to order replacement parts.</text:span></text:p>
              </text:list-item>
            </text:list>
          </draw:text-box>
        </draw:frame>
        <draw:custom-shape draw:style-name="gr4" draw:text-style-name="P6" draw:layer="layout" svg:width="11.43cm" svg:height="7.62cm" svg:x="15.875cm" svg:y="3.81cm">
          <text:p text:style-name="P1">Acc Kit Photo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ROSMaster1-notes" draw:layer="layout" svg:width="17.271cm" svg:height="1.148cm" svg:x="2.159cm" svg:y="13.271cm" presentation:class="notes">
            <draw:text-box>
              <text:list text:style-name="L2">
                <text:list-item>
                  <text:list>
                    <text:list-item>
                      <text:list>
                        <text:list-item>
                          <text:p text:style-name="P7">- Contents Walk Through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 text:style-name="P4">ESD (Electrostatic Discharge)</text:p>
          </draw:text-box>
        </draw:frame>
        <draw:frame presentation:style-name="pr3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 text:style-name="P4">PR2 Power Requirments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2" text:continue-numbering="true">
              <text:list-item>
                <text:p text:style-name="P5">- Plug into a dedicated circuit</text:p>
              </text:list-item>
            </text:list>
            <text:list text:style-name="L2" text:continue-numbering="true">
              <text:list-item>
                <text:p text:style-name="P5">- Only use supplied power cord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 text:style-name="P4">Gripper Tips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2" text:continue-numbering="true">
              <text:list-item>
                <text:p text:style-name="P5">- Sensorized tips</text:p>
              </text:list-item>
            </text:list>
            <text:list text:style-name="L2" text:continue-numbering="true">
              <text:list-item>
                <text:p text:style-name="P5">- Boots</text:p>
              </text:list-item>
            </text:list>
            <text:list text:style-name="L2">
              <text:list-item>
                <text:list>
                  <text:list-item>
                    <text:p text:style-name="P7">- must always cover senors</text:p>
                  </text:list-item>
                </text:list>
              </text:list-item>
            </text:list>
            <text:list text:style-name="L2" text:continue-numbering="true">
              <text:list-item>
                <text:p text:style-name="P5">- Use ESD pre-cautions</text:p>
              </text:list-item>
            </text:list>
            <text:list text:style-name="L2" text:continue-numbering="true"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256cm" svg:x="2.54cm" svg:y="0.635cm" presentation:class="title" presentation:user-transformed="true">
          <draw:text-box>
            <text:p text:style-name="P4">Tool Kit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2" text:continue-numbering="true">
              <text:list-item>
                <text:p text:style-name="P5">Contents:</text:p>
              </text:list-item>
            </text:list>
            <text:list text:style-name="L2" text:continue-numbering="true">
              <text:list-item>
                <text:p text:style-name="P5"><text:s/>- </text:p>
              </text:list-item>
            </text:list>
            <text:list text:style-name="L2" text:continue-numbering="true">
              <text:list-item>
                <text:p text:style-name="P5"><text:s/>-</text:p>
              </text:list-item>
            </text:list>
            <text:list text:style-name="L2" text:continue-numbering="true">
              <text:list-item>
                <text:p text:style-name="P5"/>
              </text:list-item>
            </text:list>
            <text:list text:style-name="L2" text:continue-numbering="true">
              <text:list-item>
                <text:p text:style-name="P5"/>
              </text:list-item>
            </text:list>
            <text:list text:style-name="L2" text:continue-numbering="true">
              <text:list-item>
                <text:p text:style-name="P5"/>
              </text:list-item>
            </text:list>
            <text:list text:style-name="L2" text:continue-numbering="true">
              <text:list-item>
                <text:p text:style-name="P5"/>
              </text:list-item>
            </text:list>
            <text:list text:style-name="L2" text:continue-numbering="true">
              <text:list-item>
                <text:p text:style-name="P5"><text:span text:style-name="T3">- See support.willowgarage.com to order replacement parts.</text:span> </text:p>
              </text:list-item>
            </text:list>
          </draw:text-box>
        </draw:frame>
        <draw:custom-shape draw:style-name="gr4" draw:text-style-name="P8" draw:layer="layout" svg:width="11.43cm" svg:height="7.62cm" svg:x="15.875cm" svg:y="3.81cm">
          <text:p text:style-name="P8">Tool Kit Photo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ROSMaster1-notes" draw:layer="layout" svg:width="17.271cm" svg:height="5.789cm" svg:x="2.159cm" svg:y="13.271cm" presentation:class="notes" presentation:user-transformed="true">
            <draw:text-box>
              <text:list text:style-name="L2">
                <text:list-item>
                  <text:list>
                    <text:list-item>
                      <text:list>
                        <text:list-item>
                          <text:p text:style-name="P7">- Contents Walk Through</text:p>
                        </text:list-item>
                      </text:list>
                    </text:list-item>
                  </text:list>
                </text:list-item>
              </text:list>
              <text:list text:style-name="L2">
                <text:list-item>
                  <text:list>
                    <text:list-item>
                      <text:list>
                        <text:list-item>
                          <text:p text:style-name="P7">- ESD Strap</text:p>
                        </text:list-item>
                      </text:list>
                    </text:list-item>
                  </text:list>
                </text:list-item>
              </text:list>
              <text:list text:style-name="L2">
                <text:list-item>
                  <text:list>
                    <text:list-item>
                      <text:list>
                        <text:list-item>
                          <text:p text:style-name="P7">- Video: Adjusting Torque Tool</text:p>
                        </text:list-item>
                      </text:list>
                    </text:list-item>
                  </text:list>
                </text:list-item>
              </text:list>
              <text:list text:style-name="L2">
                <text:list-item>
                  <text:list>
                    <text:list-item>
                      <text:list>
                        <text:list-item>
                          <text:p text:style-name="P7">- Video: Loctite Application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8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>
          <draw:text-box>
            <text:p text:style-name="P4">Maintenance</text:p>
          </draw:text-box>
        </draw:frame>
        <draw:frame presentation:style-name="pr6" draw:text-style-name="P10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Fan Filter Cleaning:</text:p>
              </text:list-item>
            </text:list>
            <text:list text:style-name="L3">
              <text:list-item>
                <text:list>
                  <text:list-item>
                    <text:p text:style-name="P7">Vacuum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Wash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Replacing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>
          <draw:text-box>
            <text:p text:style-name="P4">Repair &amp; Replacement</text:p>
          </draw:text-box>
        </draw:frame>
        <draw:frame presentation:style-name="pr8" draw:text-style-name="P10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style-name="P4">&lt;Link to PR2 repair/replacement instructions&gt;</text:p>
              </text:list-item>
            </text:list>
            <text:list text:style-name="L5" text:continue-numbering="true">
              <text:list-item>
                <text:p text:style-name="P4"/>
              </text:list-item>
            </text:list>
            <text:list text:style-name="L5" text:continue-numbering="true">
              <text:list-item>
                <text:p text:style-name="P4">Hands-On Demos:</text:p>
              </text:list-item>
            </text:list>
            <text:list text:style-name="L6">
              <text:list-item>
                <text:p text:style-name="P11"><text:span text:style-name="T5">Video/Hands-on: Fingertip Replacement</text:span></text:p>
              </text:list-item>
            </text:list>
            <text:list text:style-name="L5" text:continue-numbering="true">
              <text:list-item>
                <text:p text:style-name="P11"><text:span text:style-name="T6">Live Demo/Hands-on: Forearm</text:span></text:p>
              </text:list-item>
            </text:list>
            <text:list text:style-name="L5" text:continue-numbering="true">
              <text:list-item>
                <text:p text:style-name="P11"><text:span text:style-name="T6"/></text:p>
              </text:list-item>
            </text:list>
            <text:list text:style-name="L5" text:continue-numbering="true">
              <text:list-item>
                <text:p text:style-name="P1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7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gr5" style:family="graphic" style:parent-style-name="headline">
      <style:graphic-properties style:protect="position size"/>
    </style:style>
    <style:style style:name="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pr1" draw:text-style-name="P3" draw:layer="backgroundobjects" svg:width="8.875cm" svg:height="0.894cm" svg:x="9.576cm" svg:y="19.985cm" presentation:class="footer">
        <draw:text-box>
          <text:p text:style-name="P3"><text:span text:style-name="T1"><presentation:footer/></text:span></text:p>
        </draw:text-box>
      </draw:frame>
      <draw:line draw:style-name="gr3" draw:text-style-name="P4" draw:layer="backgroundobjects" svg:x1="0cm" svg:y1="3.221cm" svg:x2="17.78cm" svg:y2="3.238cm">
        <text:p text:style-name="P5"/>
      </draw:line>
      <draw:line draw:style-name="gr3" draw:text-style-name="P4" draw:layer="backgroundobjects" svg:x1="7.62cm" svg:y1="19.686cm" svg:x2="28cm" svg:y2="19.687cm">
        <text:p text:style-name="P5"/>
      </draw:line>
      <draw:frame draw:style-name="gr4" draw:layer="backgroundobjects" svg:width="3.262cm" svg:height="0.831cm" svg:x="24.497cm" svg:y="19.939cm">
        <draw:text-box>
          <text:p text:style-name="P5"><text:span text:style-name="T2"><text:page-number>&lt;number&gt;</text:page-number></text:span></text:p>
        </draw:text-box>
      </draw:frame>
      <draw:frame draw:style-name="gr5" draw:text-style-name="P6" draw:layer="backgroundobjects" svg:width="12.101cm" svg:height="0.831cm" svg:x="14.569cm" svg:y="19.947cm">
        <draw:text-box>
          <text:p text:style-name="P5"><text:span text:style-name="T2">ROS + PR2 Training Workshop</text:span></text:p>
        </draw:text-box>
      </draw:frame>
      <draw:frame presentation:style-name="pr1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17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ROSMaster2" style:page-layout-name="PM1" draw:style-name="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pr5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6" draw:text-style-name="P3" draw:layer="backgroundobjects" svg:width="8.875cm" svg:height="0.894cm" svg:x="9.576cm" svg:y="19.985cm" presentation:class="footer">
        <draw:text-box>
          <text:p text:style-name="P3"><text:span text:style-name="T1"><presentation:footer/></text:span></text:p>
        </draw:text-box>
      </draw:frame>
      <draw:frame presentation:style-name="pr6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draw:line draw:style-name="gr3" draw:text-style-name="P4" draw:layer="backgroundobjects" svg:x1="7.62cm" svg:y1="19.687cm" svg:x2="28cm" svg:y2="19.688cm">
        <text:p text:style-name="P5"/>
      </draw:line>
      <draw:frame draw:style-name="gr4" draw:layer="backgroundobjects" svg:width="3.262cm" svg:height="0.831cm" svg:x="24.497cm" svg:y="19.94cm">
        <draw:text-box>
          <text:p text:style-name="P5"><text:span text:style-name="T2"><text:page-number>&lt;number&gt;</text:page-number></text:span></text:p>
        </draw:text-box>
      </draw:frame>
      <draw:frame draw:style-name="gr5" draw:text-style-name="P6" draw:layer="backgroundobjects" svg:width="12.101cm" svg:height="0.831cm" svg:x="14.569cm" svg:y="19.948cm">
        <draw:text-box>
          <text:p text:style-name="P5"><text:span text:style-name="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pr7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7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8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8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utorialtemplate" style:page-layout-name="PM1" draw:style-name="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pr9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9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369cm" svg:height="1.396cm" svg:x="12.219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Sara Laymoun</meta:initial-creator>
    <meta:creation-date>2010-03-15T13:56:01</meta:creation-date>
    <dc:creator>Ryan Bahadur</dc:creator>
    <dc:date>2010-05-12T14:59:50</dc:date>
    <meta:editing-cycles>5</meta:editing-cycles>
    <meta:editing-duration>PT24M11S</meta:editing-duration>
    <meta:user-defined meta:name="Info 1"/>
    <meta:user-defined meta:name="Info 2"/>
    <meta:user-defined meta:name="Info 3"/>
    <meta:user-defined meta:name="Info 4"/>
    <meta:document-statistic meta:object-count="88"/>
  </office:meta>
</office:document-meta>
</file>